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keep-together="auto" fo:orphans="0" fo:widows="0" fo:padding="0in" fo:border="none" fo:keep-with-next="auto"/>
    </style:style>
    <style:style style:name="P2" style:family="paragraph" style:parent-style-name="Standard">
      <style:paragraph-properties fo:keep-together="auto" fo:orphans="0" fo:widows="0" fo:padding="0in" fo:border="none" fo:keep-with-next="auto"/>
    </style:style>
    <style:style style:name="P3" style:family="paragraph" style:parent-style-name="Standard">
      <style:paragraph-properties fo:text-align="start" style:justify-single-word="false" fo:keep-together="auto" fo:orphans="0" fo:widows="0" fo:padding="0in" fo:border="none" fo:keep-with-next="auto"/>
    </style:style>
    <style:style style:name="P4" style:family="paragraph" style:parent-style-name="Standard">
      <style:paragraph-properties fo:text-align="center" style:justify-single-word="false" fo:keep-together="auto" fo:orphans="0" fo:widows="0" fo:padding="0in" fo:border="none" fo:keep-with-next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Standard">
      <style:paragraph-properties fo:orphans="0" fo:widows="0" fo:padding="0in" fo:border="none"/>
    </style:style>
    <style:style style:name="P6" style:family="paragraph" style:parent-style-name="Standard">
      <style:paragraph-properties fo:margin-left="0in" fo:margin-right="0in" fo:keep-together="auto" fo:orphans="0" fo:widows="0" fo:text-indent="0.5in" style:auto-text-indent="false" fo:padding="0in" fo:border="none" fo:keep-with-next="auto"/>
    </style:style>
    <style:style style:name="P7" style:family="paragraph" style:parent-style-name="Standard">
      <style:paragraph-properties fo:margin-left="1in" fo:margin-right="0in" fo:orphans="0" fo:widows="0" fo:text-indent="0in" style:auto-text-indent="false" fo:padding="0in" fo:border="none"/>
    </style:style>
    <style:style style:name="P8" style:family="paragraph" style:parent-style-name="Standard">
      <style:paragraph-properties fo:margin-left="1in" fo:margin-right="0in" fo:orphans="0" fo:widows="0" fo:text-indent="0.5in" style:auto-text-indent="false" fo:padding="0in" fo:border="none"/>
    </style:style>
    <style:style style:name="P9" style:family="paragraph" style:parent-style-name="Standard">
      <style:paragraph-properties fo:margin-left="0in" fo:margin-right="0in" fo:orphans="0" fo:widows="0" fo:text-indent="0in" style:auto-text-indent="false" fo:padding="0in" fo:border="none"/>
    </style:style>
    <style:style style:name="P10" style:family="paragraph" style:parent-style-name="Standard" style:master-page-name="Standard">
      <style:paragraph-properties fo:text-align="center" style:justify-single-word="false" fo:keep-together="auto" fo:orphans="0" fo:widows="0" style:page-number="1" fo:padding="0in" fo:border="none" fo:keep-with-next="auto"/>
    </style:style>
    <style:style style:name="P11" style:family="paragraph">
      <loext:graphic-properties draw:fill="none"/>
      <style:paragraph-properties fo:text-align="start"/>
    </style:style>
    <style:style style:name="P12" style:family="paragraph">
      <loext:graphic-properties draw:fill="solid" draw:fill-color="#0000ff"/>
      <style:paragraph-properties fo:text-align="start"/>
    </style:style>
    <style:style style:name="P13" style:family="paragraph">
      <loext:graphic-properties draw:fill="solid" draw:fill-color="#ff0000"/>
      <style:paragraph-properties fo:text-align="start"/>
    </style:style>
    <style:style style:name="P14" style:family="paragraph">
      <loext:graphic-properties draw:fill="solid" draw:fill-color="#f3f3f3"/>
      <style:paragraph-properties fo:text-align="star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ffff00"/>
    </style:style>
    <style:style style:name="T4" style:family="text">
      <style:text-properties fo:color="#ff0000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2.4618in" fo:min-width="2.4602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2.4575in" fo:min-width="2.4555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2.472in" fo:min-width="2.4709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0in" fo:min-width="2.4598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209in" svg:stroke-color="#000000" draw:stroke-linejoin="round" draw:fill="none" draw:textarea-vertical-align="middle" draw:auto-grow-height="false" draw:fit-to-size="false" style:shrink-to-fit="false" fo:min-height="2.461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209in" svg:stroke-color="#000000" draw:stroke-linejoin="round" draw:fill="solid" draw:fill-color="#0000ff" draw:textarea-vertical-align="middle" draw:auto-grow-height="false" draw:fit-to-size="false" style:shrink-to-fit="false" fo:min-height="0.0819in" fo:min-width="0.0811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209in" svg:stroke-color="#000000" draw:stroke-linejoin="round" draw:fill="solid" draw:fill-color="#0000ff" draw:textarea-vertical-align="middle" draw:auto-grow-height="false" draw:fit-to-size="false" style:shrink-to-fit="false" fo:min-height="0.0827in" fo:min-width="0.0811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209in" svg:stroke-color="#000000" draw:stroke-linejoin="round" draw:fill="solid" draw:fill-color="#0000ff" draw:textarea-vertical-align="middle" draw:auto-grow-height="false" draw:fit-to-size="false" style:shrink-to-fit="false" fo:min-height="0.0827in" fo:min-width="0.0819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209in" svg:stroke-color="#000000" draw:stroke-linejoin="round" draw:fill="solid" draw:fill-color="#ff0000" draw:textarea-vertical-align="middle" draw:auto-grow-height="false" draw:fit-to-size="false" style:shrink-to-fit="false" fo:min-height="0.0819in" fo:min-width="0.0811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209in" svg:stroke-color="#000000" draw:stroke-linejoin="round" draw:fill="solid" draw:fill-color="#f3f3f3" draw:textarea-vertical-align="middle" draw:auto-grow-height="false" draw:fit-to-size="false" style:shrink-to-fit="false" fo:min-height="0.0819in" fo:min-width="0.0811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209in" svg:stroke-color="#000000" draw:stroke-linejoin="round" draw:fill="solid" draw:fill-color="#f3f3f3" draw:textarea-vertical-align="middle" draw:auto-grow-height="false" draw:fit-to-size="false" style:shrink-to-fit="false" fo:min-height="0.0819in" fo:min-width="0.0819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209in" svg:stroke-color="#000000" draw:stroke-linejoin="round" draw:fill="solid" draw:fill-color="#f3f3f3" draw:textarea-vertical-align="middle" draw:auto-grow-height="false" draw:fit-to-size="false" style:shrink-to-fit="false" fo:min-height="0.0827in" fo:min-width="0.0811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Cahier des charges - Développement application</text:span></text:p>
      <text:p text:style-name="P2"/>
      <text:p text:style-name="P2"><text:span text:style-name="T2">Principe du logiciel:</text:span> Jeu de stratégie ressemblant au morpion.</text:p>
      <text:p text:style-name="P2"><text:span text:style-name="T2">Nom du jeu:</text:span> Jeu du Carré Chinois</text:p>
      <text:p text:style-name="P2"/>
      <text:p text:style-name="P2"><text:span text:style-name="T2">Présentation du plateau de jeu:</text:span></text:p>
      <text:p text:style-name="P6">-Un carré contenant ses <text:span text:style-name="T3">médianes</text:span> et ses diagonales</text:p>
      <text:p text:style-name="P6">-Trois pions par joueur, deux joueurs.</text:p>
      <text:p text:style-name="P2"/>
      <text:p text:style-name="P2"><text:span text:style-name="T2">But du jeu</text:span>: être le premier à aligner ses trois pions verticalement, horizontalement ou en diagonale sur les droites..</text:p>
      <text:p text:style-name="P2"/>
      <text:p text:style-name="P2"><text:span text:style-name="T2">Déroulement:</text:span> </text:p>
      <text:p text:style-name="P2">Chacun tour à tour pose 1 pion sur 1 croisement de lignes.</text:p>
      <text:p text:style-name="P2">Une fois tous les pions posés, les joueurs tour à tour déplacent 1 pion d’1 croisement à 1 <text:s/>autre directement voisin, de façon à tenter d’aligner ses pions.</text:p>
      <text:p text:style-name="P2">Un pion ne peut être placé sur un croisement contenant déjà un autre pion, ni le sauter. Si un pion se situe à un croisement où aucun déplacement n’est possible car tous les croisements limitrophes sont occupés, alors on ne peut jouer ce pion.</text:p>
      <text:p text:style-name="P2"/>
      <text:p text:style-name="P2">La partie se termine dès qu’un joueur les a alignés. Ce dernier sera le gagnant.</text:p>
      <text:p text:style-name="P2">Celui qui commencera la partie suivante sera le perdant.</text:p>
      <text:p text:style-name="P2"/>
      <text:p text:style-name="P2"><text:span text:style-name="T2">Durée du jeu:</text:span> illimitée (car même principe que le morpion, ces parties sont jouées assez rapidement par les utilisateurs)</text:p>
      <text:p text:style-name="P2"><text:soft-page-break/></text:p>
      <text:p text:style-name="P2"><text:span text:style-name="T2">Fonctions du logiciel:</text:span></text:p>
      <text:p text:style-name="P2"><text:span text:style-name="T2"><text:tab/></text:span>-déplacer pions</text:p>
      <text:p text:style-name="P2"><text:span text:style-name="T2"><text:tab/></text:span>-une couleur de pion par joueur -&gt;ok</text:p>
      <text:p text:style-name="P2"><text:span text:style-name="T2"><text:tab/></text:span>-affiche quel joueur joue</text:p>
      <text:p text:style-name="P2"><text:tab/>-vérifie que le joueur ne déplace pas trop loin son pion</text:p>
      <text:p text:style-name="P2"><text:tab/>-annonce quel joueur a gagné à la fin</text:p>
      <text:p text:style-name="P2"><text:tab/>-laisse le choix joueur contre joueur ou joueur contre<text:span text:style-name="T3"> IA <text:s/></text:span>-&gt;plus tard</text:p>
      <text:p text:style-name="P2"><text:tab/>-le main se réouvre a chaque partie? ou en tout cas réinitailisation du plateau de jeu</text:p>
      <text:p text:style-name="P5"><text:tab/>-un compteur par joueur qui <text:span text:style-name="T3">s'incrémenterait</text:span> à chaque victoire de ce joueur (dans le main)</text:p>
      <text:p text:style-name="P5"><text:tab/>-des images graphiquement respectables pour le plateau et les pions -&gt;ok</text:p>
      <text:p text:style-name="P5"><text:tab/>-sur le côté du plateau afficher les pions qui s’effacent au fur et a mesure que le joueur les pose, lui indiquant ainsi combien il lui en reste</text:p>
      <text:p text:style-name="P5"><text:tab/>-durée de tour de 30 secondes (<text:span text:style-name="T4">à vérifier</text:span>). Si le joueur n’a pas joué dans le temps imparti, il a perdu -&gt; plus tard</text:p>
      <text:p text:style-name="P5"><text:tab/>-Fichier d’aide au jeu</text:p>
      <text:p text:style-name="P5"><text:tab/>-A propos à ajouter</text:p>
      <text:p text:style-name="P2"/>
      <text:p text:style-name="P2"><text:span text:style-name="T2">Améliorations possibles:</text:span></text:p>
      <text:p text:style-name="P2"><text:span text:style-name="T2"><text:tab/></text:span>-étendre la version à une utilisation<text:span text:style-name="T3"> Android</text:span></text:p>
      <text:p text:style-name="P2"><text:tab/>-étendre la version à une utilisation en réseau local (LAN)</text:p>
      <text:p text:style-name="P2"><text:tab/>-étendre la version à une utilisation en réseau étendu</text:p>
      <text:p text:style-name="P2"><text:tab/>-ajouter une sauvegarde des scores</text:p>
      <text:p text:style-name="P2"><text:soft-page-break/></text:p>
      <text:p text:style-name="P2"><text:span text:style-name="T2">Outils utilisés pour la mise en oeuvre:</text:span></text:p>
      <text:p text:style-name="P2"><text:tab/>-<text:span text:style-name="T3">Qt Creator 5</text:span></text:p>
      <text:p text:style-name="P2"><text:tab/>-Éventuellement <text:span text:style-name="T3">GIMP</text:span></text:p>
      <text:p text:style-name="P2"/>
      <text:p text:style-name="P2"><text:span text:style-name="T2">Glossaire: </text:span></text:p>
      <text:p text:style-name="P2"><text:span text:style-name="T3">Médiane:</text:span> droite allant du milieu du côté d’un carré au milieu du côté opposé.</text:p>
      <text:p text:style-name="P2"><text:span text:style-name="T3">S’incrémenter</text:span>: avoir sa valeur qui augmente.</text:p>
      <text:p text:style-name="P2"><text:span text:style-name="T3">Android: </text:span>système d’exploitation pour smartphone et tablettes</text:p>
      <text:p text:style-name="P2"><text:span text:style-name="T3">Qt Creator 5</text:span>: Logiciel de développement</text:p>
      <text:p text:style-name="P2"><text:span text:style-name="T3">GIMP</text:span>: Logiciel d’édition graphique</text:p>
      <text:p text:style-name="P2"><text:span text:style-name="T3">IA:</text:span> Intelligence Artificielle</text:p>
      <text:p text:style-name="P2"/>
      <text:p text:style-name="P2"><text:span text:style-name="T2">Apparence du logiciel:</text:span></text:p>
      <text:p text:style-name="P2"/>
      <text:p text:style-name="P2"><draw:g text:anchor-type="as-char" draw:z-index="0" draw:style-name="gr1"><draw:custom-shape draw:name="Shape 2" draw:style-name="gr2" draw:text-style-name="P11" svg:width="2.6598in" svg:height="2.6614in" svg:x="1.0217in" svg:y="0.2047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11" svg:width="2.6559in" svg:height="2.6579in" svg:x="1.0417in" svg:y="0.2071in"><text:p/><draw:enhanced-geometry draw:mirror-horizontal="false" draw:mirror-vertical="false" svg:viewBox="0 0 21600 21600" draw:type="mso-spt32" draw:enhanced-path="M 0 0 L 21600 21600 N"/></draw:custom-shape><draw:custom-shape draw:style-name="gr4" draw:text-style-name="P11" svg:width="2.6713in" svg:height="2.6724in" svg:x="1.0154in" svg:y="0.1992in"><text:p/><draw:enhanced-geometry draw:mirror-horizontal="true" draw:mirror-vertical="false" svg:viewBox="0 0 21600 21600" draw:type="mso-spt32" draw:enhanced-path="M 0 0 L 21600 21600 N"/></draw:custom-shape><draw:custom-shape draw:style-name="gr5" draw:text-style-name="P11" svg:width="2.6598in" svg:height="0.0012in" svg:x="1.0217in" svg:y="1.5354in"><text:p/><draw:enhanced-geometry draw:mirror-horizontal="false" draw:mirror-vertical="false" svg:viewBox="0 0 21600 21600" draw:type="mso-spt32" draw:enhanced-path="M 0 0 L 21600 21600 N"/></draw:custom-shape><draw:custom-shape draw:style-name="gr6" draw:text-style-name="P11" svg:width="0.0012in" svg:height="2.6614in" draw:transform="rotate (-3.14159265358979) translate (2.35138888888889in 2.86666666666667in)"><text:p/><draw:enhanced-geometry draw:mirror-horizontal="false" draw:mirror-vertical="false" svg:viewBox="0 0 21600 21600" draw:type="mso-spt32" draw:enhanced-path="M 0 0 L 21600 21600 N"/></draw:custom-shape><draw:custom-shape draw:name="Shape 7" draw:style-name="gr7" draw:text-style-name="P12" svg:width="0.398in" svg:height="0.3988in" svg:x="0in" svg:y="2.8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8" draw:text-style-name="P12" svg:width="0.398in" svg:height="0.3996in" svg:x="0.8272in" svg:y="1.336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9" draw:style-name="gr9" draw:text-style-name="P12" svg:width="0.3988in" svg:height="0.3996in" svg:x="2.1516in" svg:y="1.336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" draw:style-name="gr10" draw:text-style-name="P13" svg:width="0.398in" svg:height="0.3988in" svg:x="4.4043in" svg:y="2.81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" draw:style-name="gr10" draw:text-style-name="P13" svg:width="0.398in" svg:height="0.3988in" svg:x="3.4874in" svg:y="0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" draw:style-name="gr10" draw:text-style-name="P13" svg:width="0.398in" svg:height="0.3988in" svg:x="3.4874in" svg:y="2.595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" draw:style-name="gr11" draw:text-style-name="P14" svg:width="0.398in" svg:height="0.3988in" svg:x="0.8161in" svg:y="0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" draw:style-name="gr11" draw:text-style-name="P14" svg:width="0.398in" svg:height="0.3988in" svg:x="0.8272in" svg:y="2.595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" draw:style-name="gr12" draw:text-style-name="P14" svg:width="0.3988in" svg:height="0.3988in" svg:x="2.1516in" svg:y="0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" draw:style-name="gr12" draw:text-style-name="P14" svg:width="0.3988in" svg:height="0.3988in" svg:x="2.1571in" svg:y="2.595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" draw:style-name="gr13" draw:text-style-name="P14" svg:width="0.398in" svg:height="0.3996in" svg:x="3.4764in" svg:y="1.29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<text:p text:style-name="P3"/>
      <text:p text:style-name="P4"/>
      <text:p text:style-name="P4"/>
      <text:p text:style-name="P4"/>
      <text:p text:style-name="P4"/>
      <text:p text:style-name="P1"><text:soft-page-break/><text:span text:style-name="T1">Planification des tâches</text:span></text:p>
      <text:p text:style-name="P2"/>
      <text:p text:style-name="P2">Étape 1: Création du projet (1Min)</text:p>
      <text:p text:style-name="P2">Étape 2: Construction des ressources (1h-2h)</text:p>
      <text:p text:style-name="P2">Étape 3: Construction des ui (2h)</text:p>
      <text:p text:style-name="P2">Étape 4: Recherche des méthodes et attributs principaux</text:p>
      <text:p text:style-name="P2">Étape 5: Recherche des algorithmes (1h)</text:p>
      <text:p text:style-name="P2"><text:tab/>-Choix du jeu</text:p>
      <text:p text:style-name="P2"><text:tab/>-Déroulement du jeu</text:p>
      <text:p text:style-name="P2">Étape 6: Construction du code version joueur contre joueur</text:p>
      <text:p text:style-name="P2">Étape 7: Complétion du code version joueur contre I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text:span text:style-name="T1">Compte-rendu de la phase de développement</text:span></text:p>
      <text:p text:style-name="P2"/>
      <text:p text:style-name="P2">Étape1: <text:s/>création du projet</text:p>
      <text:p text:style-name="P2"><text:tab/> <text:s text:c="2"/>ajout d’un QDialog</text:p>
      <text:p text:style-name="P2"><text:span text:style-name="T4">Étape 1 ok</text:span></text:p>
      <text:p text:style-name="P2"/>
      <text:p text:style-name="P2">Étape 2:</text:p>
      <text:p text:style-name="P2">Début de l’étape: vendredi 8 novembre 2014, 14h20.</text:p>
      <text:p text:style-name="P2"/>
      <text:p text:style-name="P2">-&gt;construction des ui</text:p>
      <text:p text:style-name="P5"><text:tab/>-décision de faire choisir le type de jeu via QDialog, a l’ouverture et après dans le menu “fichier-&gt;options” </text:p>
      <text:p text:style-name="P5"><text:tab/>-ui QDialog -&gt;ok. ajout d’une barre verticale en vue d’ajout d’options <text:s/>dans les options</text:p>
      <text:p text:style-name="P5"><text:tab/>-recherche des Widgets permettant de faire des diagonales pour l’ui de mainwindow</text:p>
      <text:p text:style-name="P5"><text:tab/>-les widgets n’existent pas. Pour pouvoir construire notre ui il faut creer les ressources d’abord.</text:p>
      <text:p text:style-name="P5"/>
      <text:p text:style-name="P5">fin de l’étape avortée: 14h40</text:p>
      <text:p text:style-name="P5"/>
      <text:p text:style-name="P5">Étape 2: construction des ressources</text:p>
      <text:p text:style-name="P5">Début de l’étape: 14h40</text:p>
      <text:p text:style-name="P5"><text:tab/>-&gt;récupération d’images</text:p>
      <text:p text:style-name="P5"><text:soft-page-break/><text:tab/>-&gt;retouches du plateau avec gimp</text:p>
      <text:p text:style-name="P5"><text:tab/>-&gt;recherche d’un moyen de tracer un trait</text:p>
      <text:p text:style-name="P5"><text:tab/>-&gt;plateau créé</text:p>
      <text:p text:style-name="P5"><text:tab/>-&gt;on passe aux jetons</text:p>
      <text:p text:style-name="P5"><text:tab/>-&gt;pause (16h15 - 16h40) intervention pour proposition de stage</text:p>
      <text:p text:style-name="P5"><text:tab/>-&gt;on finit les jetons</text:p>
      <text:p text:style-name="P5"/>
      <text:p text:style-name="P5"><text:tab/>-&gt;integration des ressources a Qt</text:p>
      <text:p text:style-name="P5"><text:tab/><text:tab/>-le fond -&gt;ok</text:p>
      <text:p text:style-name="P5"><text:tab/><text:tab/>-les jetons-&gt;ok</text:p>
      <text:p text:style-name="P5"/>
      <text:p text:style-name="P5">Fin de l’étape: 17h30</text:p>
      <text:p text:style-name="P5"/>
      <text:p text:style-name="P5">Étape 3 : construction des ui</text:p>
      <text:p text:style-name="P5"><text:tab/>-&gt;ui du QDialog déjà fait</text:p>
      <text:p text:style-name="P5"><text:tab/>-&gt;ui du MainWindow : ok</text:p>
      <text:p text:style-name="P5"><text:tab/>-&gt;placement de tous les labels -&gt;ok</text:p>
      <text:p text:style-name="P5"/>
      <text:p text:style-name="P5">Durée de l’étape: 30 minutes</text:p>
      <text:p text:style-name="P5"/>
      <text:p text:style-name="P5">Étape 4: recherche des méthodes et attributs principaux</text:p>
      <text:p text:style-name="P5"><text:soft-page-break/>a)classes</text:p>
      <text:p text:style-name="P5">-&gt;joueur</text:p>
      <text:p text:style-name="P5">-&gt;superLabel (héritée de QLabel)</text:p>
      <text:p text:style-name="P5">-&gt;emplacement</text:p>
      <text:p text:style-name="P5"/>
      <text:p text:style-name="P5">b) attributs</text:p>
      <text:p text:style-name="P5">-&gt;joueur * joueur1</text:p>
      <text:p text:style-name="P5">-&gt;joueur * joueur2</text:p>
      <text:p text:style-name="P5">-&gt;joueur * joueurOrdi</text:p>
      <text:p text:style-name="P5">-&gt;pionNoir1</text:p>
      <text:p text:style-name="P5">-&gt;pionNoir2</text:p>
      <text:p text:style-name="P5">-&gt;pionNoir3</text:p>
      <text:p text:style-name="P5">-&gt;pionBlanc1</text:p>
      <text:p text:style-name="P5">-&gt;pionBlanc2</text:p>
      <text:p text:style-name="P5">-&gt;pionBlanc3</text:p>
      <text:p text:style-name="P5">-&gt;tab emplacement [3][3]</text:p>
      <text:p text:style-name="P5">-&gt;emplacement emplacemenDeplace</text:p>
      <text:p text:style-name="P5"/>
      <text:p text:style-name="P5">c)méthodes</text:p>
      <text:p text:style-name="P5">//renvoient true si pleines de trois pion DU MEME JOUEUR</text:p>
      <text:p text:style-name="P5">-&gt;bool ligne (int no)</text:p>
      <text:p text:style-name="P5"><text:soft-page-break/>-&gt;bool colonne(int no)</text:p>
      <text:p text:style-name="P5">-&gt;bool diagonale (int no)</text:p>
      <text:p text:style-name="P5"/>
      <text:p text:style-name="P5">-&gt;bool aCote()</text:p>
      <text:p text:style-name="P5">-&gt;bool estVide()</text:p>
      <text:p text:style-name="P5">-&gt;bool estCoince()</text:p>
      <text:p text:style-name="P5">-&gt;bool estOccupe()</text:p>
      <text:p text:style-name="P5">-&gt;bool stockVide() {//renvoie true si tous les pions sont posés. permet de vérifier qu’aucun déplacement n’est effectué si le stock n’est pas encore vide}</text:p>
      <text:p text:style-name="P5"/>
      <text:p text:style-name="P5">//emplacement en cours de déplacement, NULL si aucun</text:p>
      <text:p text:style-name="P5">-&gt;void setEmplacementDeplacé( emplacement * e) {mémorise l’emplacement précedent du pion qui vient d’etre déplacé : emplacementDePlace=e;}</text:p>
      <text:p text:style-name="P5"/>
      <text:p text:style-name="P5">-&gt;void changementJoueur()</text:p>
      <text:p text:style-name="P5"/>
      <text:p text:style-name="P5">-&gt;onMousePress () {sélectionne}</text:p>
      <text:p text:style-name="P5">-&gt;onMouseMove() { quand passe sur slot oqp-&gt;rouge; </text:p>
      <text:p text:style-name="P7"><text:s text:c="9"/>quand passe sur slot vide-&gt;vert</text:p>
      <text:p text:style-name="P7"><text:s text:c="6"/>}</text:p>
      <text:p text:style-name="P5">-&gt;onMouseReleased() {si ok-&gt;dépose a l'emplacement; </text:p>
      <text:p text:style-name="P8"><text:s text:c="2"/>si pas ok-&gt;le pion retourne dans le stock}</text:p>
      <text:p text:style-name="P9">Durée de l’étape: 10 minutes.</text:p>
      <text:p text:style-name="P9"><text:soft-page-break/>Suite du compte-rendu: cf: Projet Carré Chinois, Google Driv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24" meta:word-count="821" meta:character-count="5205" meta:non-whitespace-character-count="4435"/>
    <meta:generator>LibreOfficeDev/6.0.5.2$Linux_X86_64 LibreOffice_project/</meta:generator>
  </office:meta>
</office:document-meta>
</file>